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4"/>
    <style:style style:name="ce4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.239,6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.189,2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.460,43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.814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.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.063,6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.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5]" office:value-type="float" office:value="2152.878" calcext:value-type="float">
            <text:p>2.152,8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.045,5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.605,00</text:p>
          </table:table-cell>
          <table:table-cell table:number-columns-repeated="16379"/>
        </table:table-row>
        <table:table-row table:style-name="ro1" table:number-rows-repeated="10480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2" table:default-cell-style-name="ce34"/>
        <table:table-column table:style-name="co5" table:default-cell-style-name="ce34"/>
        <table:table-column table:style-name="co6" table:number-columns-repeated="16379" table:default-cell-style-name="ce34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35" office:value-type="string" calcext:value-type="string">
            <text:p>ARTIGO</text:p>
          </table:table-cell>
          <table:table-cell table:style-name="ce35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CÓS18</text:p>
          </table:table-cell>
          <table:table-cell table:style-name="ce35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MARCEL 40</text:p>
          </table:table-cell>
          <table:table-cell table:style-name="ce35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BELLES 15</text:p>
          </table:table-cell>
          <table:table-cell table:style-name="ce35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MONE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BELLES 24</text:p>
          </table:table-cell>
          <table:table-cell table:style-name="ce35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BALI 16</text:p>
          </table:table-cell>
          <table:table-cell table:style-name="ce35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MURITI 10</text:p>
          </table:table-cell>
          <table:table-cell table:style-name="ce35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MURITI 14</text:p>
          </table:table-cell>
          <table:table-cell table:style-name="ce35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STILED 10</text:p>
          </table:table-cell>
          <table:table-cell table:style-name="ce35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STILED 13</text:p>
          </table:table-cell>
          <table:table-cell table:style-name="ce35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STILED 18</text:p>
          </table:table-cell>
          <table:table-cell table:style-name="ce35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CETIM</text:p>
          </table:table-cell>
          <table:table-cell table:style-name="ce35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TIRA CANAL</text:p>
          </table:table-cell>
          <table:table-cell table:style-name="ce35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STRIPE</text:p>
          </table:table-cell>
          <table:table-cell table:style-name="ce35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08 LYCRA</text:p>
          </table:table-cell>
          <table:table-cell table:style-name="ce35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06 LYCRA</text:p>
          </table:table-cell>
          <table:table-cell table:style-name="ce35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TURIN</text:p>
          </table:table-cell>
          <table:table-cell table:style-name="ce35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CHEYNNET</text:p>
          </table:table-cell>
          <table:table-cell table:style-name="ce35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35" office:value-type="string" calcext:value-type="string">
            <text:p>NEW CONFORT</text:p>
          </table:table-cell>
          <table:table-cell table:style-name="ce35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2" table:number-columns-repeated="2" table:default-cell-style-name="ce34"/>
        <table:table-column table:style-name="co7" table:default-cell-style-name="ce34"/>
        <table:table-column table:style-name="co8" table:default-cell-style-name="ce34"/>
        <table:table-column table:style-name="co9" table:number-columns-repeated="7" table:default-cell-style-name="ce34"/>
        <table:table-column table:style-name="co6" table:number-columns-repeated="16373" table:default-cell-style-name="ce34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KO</text:p>
          </table:table-cell>
          <table:table-cell table:style-name="ce36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NVDA</text:p>
          </table:table-cell>
          <table:table-cell table:style-name="ce36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FRCB</text:p>
          </table:table-cell>
          <table:table-cell table:style-name="ce36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MMM</text:p>
          </table:table-cell>
          <table:table-cell table:style-name="ce36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PBR</text:p>
          </table:table-cell>
          <table:table-cell table:style-name="ce36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ELMD</text:p>
          </table:table-cell>
          <table:table-cell table:style-name="ce36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STAG</text:p>
          </table:table-cell>
          <table:table-cell table:style-name="ce36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SHBI</text:p>
          </table:table-cell>
          <table:table-cell table:style-name="ce36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O</text:p>
          </table:table-cell>
          <table:table-cell table:style-name="ce36"/>
          <table:table-cell table:number-columns-repeated="16381"/>
        </table:table-row>
        <table:table-row table:style-name="ro2">
          <table:table-cell/>
          <table:table-cell table:style-name="ce36" office:value-type="string" calcext:value-type="string">
            <text:p>ALNT</text:p>
          </table:table-cell>
          <table:table-cell table:style-name="ce36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37"/>
          <table:table-cell table:style-name="ce39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INTER</text:p>
          </table:table-cell>
          <table:table-cell table:style-name="ce40" office:value-type="currency" office:currency="BRL" office:value="567.66" calcext:value-type="currency">
            <text:p>R$ 567,66</text:p>
          </table:table-cell>
          <table:table-cell table:style-name="ce43" office:value-type="currency" office:currency="BRL" office:value="180" calcext:value-type="currency">
            <text:p>R$ 180,00</text:p>
          </table:table-cell>
          <table:table-cell table:style-name="ce45" office:value-type="currency" office:currency="BRL" office:value="90" calcext:value-type="currency">
            <text:p>R$ 90,00</text:p>
          </table:table-cell>
          <table:table-cell table:style-name="ce47" office:value-type="currency" office:currency="BRL" office:value="90" calcext:value-type="currency">
            <text:p>R$ 90,00</text:p>
          </table:table-cell>
          <table:table-cell table:style-name="ce49" office:value-type="currency" office:currency="BRL" office:value="14.75" calcext:value-type="currency">
            <text:p>R$ 14,75</text:p>
          </table:table-cell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C6 BANK</text:p>
          </table:table-cell>
          <table:table-cell table:style-name="ce40" office:value-type="currency" office:currency="BRL" office:value="0" calcext:value-type="currency">
            <text:p>R$ 0,00</text:p>
          </table:table-cell>
          <table:table-cell table:style-name="ce43" office:value-type="currency" office:currency="BRL" office:value="300" calcext:value-type="currency">
            <text:p>R$ 300,00</text:p>
          </table:table-cell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PICPAY</text:p>
          </table:table-cell>
          <table:table-cell table:style-name="ce40" office:value-type="currency" office:currency="BRL" office:value="0" calcext:value-type="currency">
            <text:p>R$ 0,00</text:p>
          </table:table-cell>
          <table:table-cell table:style-name="ce43" office:value-type="currency" office:currency="BRL" office:value="169.33" calcext:value-type="currency">
            <text:p>R$ 169,33</text:p>
          </table:table-cell>
          <table:table-cell table:style-name="ce45" office:value-type="currency" office:currency="BRL" office:value="167.94" calcext:value-type="currency">
            <text:p>R$ 167,94</text:p>
          </table:table-cell>
          <table:table-cell table:style-name="ce47" office:value-type="currency" office:currency="BRL" office:value="85" calcext:value-type="currency">
            <text:p>R$ 85,00</text:p>
          </table:table-cell>
          <table:table-cell table:style-name="ce49" office:value-type="currency" office:currency="BRL" office:value="85" calcext:value-type="currency">
            <text:p>R$ 85,00</text:p>
          </table:table-cell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NUBANK</text:p>
          </table:table-cell>
          <table:table-cell table:style-name="ce40" office:value-type="currency" office:currency="BRL" office:value="139.54" calcext:value-type="currency">
            <text:p>R$ 139,54</text:p>
          </table:table-cell>
          <table:table-cell table:style-name="ce43" office:value-type="currency" office:currency="BRL" office:value="175.43" calcext:value-type="currency">
            <text:p>R$ 175,43</text:p>
          </table:table-cell>
          <table:table-cell table:style-name="ce45" office:value-type="currency" office:currency="BRL" office:value="175.43" calcext:value-type="currency">
            <text:p>R$ 175,43</text:p>
          </table:table-cell>
          <table:table-cell table:style-name="ce47" office:value-type="currency" office:currency="BRL" office:value="35.9" calcext:value-type="currency">
            <text:p>R$ 35,90</text:p>
          </table:table-cell>
          <table:table-cell table:style-name="ce49"/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ITAU</text:p>
          </table:table-cell>
          <table:table-cell table:style-name="ce40" office:value-type="currency" office:currency="BRL" office:value="0" calcext:value-type="currency">
            <text:p>R$ 0,00</text:p>
          </table:table-cell>
          <table:table-cell table:style-name="ce43"/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2"/>
          <table:table-cell table:style-name="ce38" office:value-type="string" calcext:value-type="string">
            <text:p>MERCADO P</text:p>
          </table:table-cell>
          <table:table-cell table:style-name="ce40" office:value-type="currency" office:currency="BRL" office:value="1085.44" calcext:value-type="currency">
            <text:p>R$ 1.085,44</text:p>
          </table:table-cell>
          <table:table-cell table:style-name="ce43" office:value-type="currency" office:currency="BRL" office:value="200" calcext:value-type="currency">
            <text:p>R$ 200,00</text:p>
          </table:table-cell>
          <table:table-cell table:style-name="ce45"/>
          <table:table-cell table:style-name="ce47"/>
          <table:table-cell table:style-name="ce49"/>
          <table:table-cell table:style-name="ce51"/>
          <table:table-cell table:style-name="ce53"/>
          <table:table-cell table:number-columns-repeated="16374"/>
        </table:table-row>
        <table:table-row table:style-name="ro2">
          <table:table-cell table:number-columns-repeated="3"/>
          <table:table-cell table:style-name="ce41" table:formula="of:=SUM([.D16:.D21])" office:value-type="currency" office:currency="BRL" office:value="1792.64" calcext:value-type="currency">
            <text:p>R$ 1.792,64</text:p>
          </table:table-cell>
          <table:table-cell table:style-name="ce41" table:formula="of:=SUM([.E16:.E21])" office:value-type="currency" office:currency="BRL" office:value="1024.76" calcext:value-type="currency">
            <text:p>R$ 1.024,76</text:p>
          </table:table-cell>
          <table:table-cell table:style-name="ce41" table:formula="of:=SUM([.F16:.F21])" office:value-type="currency" office:currency="BRL" office:value="433.37" calcext:value-type="currency">
            <text:p>R$ 433,37</text:p>
          </table:table-cell>
          <table:table-cell table:style-name="ce41" table:formula="of:=SUM([.G16:.G21])" office:value-type="currency" office:currency="BRL" office:value="210.9" calcext:value-type="currency">
            <text:p>R$ 210,90</text:p>
          </table:table-cell>
          <table:table-cell table:style-name="ce41" table:formula="of:=SUM([.H16:.H21])" office:value-type="currency" office:currency="BRL" office:value="99.75" calcext:value-type="currency">
            <text:p>R$ 99,75</text:p>
          </table:table-cell>
          <table:table-cell table:style-name="ce41" table:formula="of:=SUM([.I16:.I21])" office:value-type="currency" office:currency="BRL" office:value="0" calcext:value-type="currency">
            <text:p>R$ 0,00</text:p>
          </table:table-cell>
          <table:table-cell table:style-name="ce41" table:formula="of:=SUM([.J16:.J21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3-12-28T12:58:42.567000000</dc:date>
    <meta:editing-cycles>106</meta:editing-cycles>
    <meta:editing-duration>P1DT18H54M33S</meta:editing-duration>
    <meta:document-statistic meta:table-count="3" meta:cell-count="2575" meta:object-count="0"/>
  </office:meta>
</office:document-meta>
</file>